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5b27f72" officeooo:paragraph-rsid="00157cd7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weight="normal" officeooo:rsid="0226928d" officeooo:paragraph-rsid="00157cd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225cfd1" officeooo:paragraph-rsid="00157cd7" fo:background-color="#fff200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none" fo:font-weight="normal" officeooo:rsid="021b1c60" officeooo:paragraph-rsid="00157cd7" style:font-weight-asian="normal" style:font-weight-complex="normal"/>
    </style:style>
    <style:style style:name="P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4d8be86" officeooo:paragraph-rsid="00157cd7" style:font-weight-asian="normal" style:font-weight-complex="normal"/>
    </style:style>
    <style:style style:name="P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6928d" officeooo:paragraph-rsid="00157cd7" style:font-weight-asian="normal" style:font-weight-complex="normal"/>
    </style:style>
    <style:style style:name="P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227c9da" officeooo:paragraph-rsid="00157cd7" style:font-weight-asian="normal" style:font-weight-complex="normal"/>
    </style:style>
    <style:style style:name="T1" style:family="text">
      <style:text-properties officeooo:rsid="0227c9da"/>
    </style:style>
    <style:style style:name="T2" style:family="text">
      <style:text-properties officeooo:rsid="07d4ab76"/>
    </style:style>
    <style:style style:name="T3" style:family="text">
      <style:text-properties officeooo:rsid="00157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/>
      <text:p text:style-name="P2"><text:s/></text:p>
      <text:p text:style-name="P3"><text:span text:style-name="T1">##########</text:span> <text:span text:style-name="T3">CKAD, Certified Application Developer</text:span>: <text:span text:style-name="T1">###########</text:span></text:p>
      <text:p text:style-name="P7"/>
      <text:p text:style-name="P7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M</meta:initial-creator>
    <meta:creation-date>2022-02-18T23:05:47.997171996</meta:creation-date>
    <dc:date>2022-02-18T23:07:24.847559486</dc:date>
    <dc:creator>M M</dc:creator>
    <meta:editing-duration>PT1M37S</meta:editing-duration>
    <meta:editing-cycles>1</meta:editing-cycles>
    <meta:document-statistic meta:table-count="0" meta:image-count="0" meta:object-count="0" meta:page-count="1" meta:paragraph-count="2" meta:word-count="6" meta:character-count="62" meta:non-whitespace-character-count="56"/>
    <meta:generator>LibreOffice/6.0.7.3$Linux_X86_64 LibreOffice_project/00m0$Build-3</meta:generator>
  </office:meta>
</office:document-meta>
</file>